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d59d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paragraph-rsid="000bf2f8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bf2f8" officeooo:paragraph-rsid="000bf2f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f2f8" officeooo:paragraph-rsid="000bf2f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2f8" officeooo:paragraph-rsid="000bf2f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2f8" officeooo:paragraph-rsid="000f467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2f8" officeooo:paragraph-rsid="0010bfc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f2f8" officeooo:paragraph-rsid="000f467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f2f8" officeooo:paragraph-rsid="0010bfc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f2f8" officeooo:paragraph-rsid="00122926" style:font-size-asian="13pt" style:font-weight-asian="normal" style:font-size-complex="13pt" style:font-weight-complex="normal"/>
    </style:style>
    <style:style style:name="T1" style:family="text">
      <style:text-properties officeooo:rsid="000bf2f8"/>
    </style:style>
    <style:style style:name="T2" style:family="text">
      <style:text-properties style:text-underline-style="solid" style:text-underline-width="auto" style:text-underline-color="font-color" officeooo:rsid="000bf2f8"/>
    </style:style>
    <style:style style:name="T3" style:family="text">
      <style:text-properties style:text-underline-style="solid" style:text-underline-width="auto" style:text-underline-color="font-color" officeooo:rsid="00122926"/>
    </style:style>
    <style:style style:name="T4" style:family="text">
      <style:text-properties style:text-underline-style="none" officeooo:rsid="000bf2f8"/>
    </style:style>
    <style:style style:name="T5" style:family="text">
      <style:text-properties style:text-underline-style="none" officeooo:rsid="000d59d4"/>
    </style:style>
    <style:style style:name="T6" style:family="text">
      <style:text-properties officeooo:rsid="000f4671"/>
    </style:style>
    <style:style style:name="T7" style:family="text">
      <style:text-properties officeooo:rsid="0010bfc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2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projet WEB </text:p>
      <text:p text:style-name="P4"/>
      <text:p text:style-name="P2"><text:span text:style-name="T1">I. </text:span><text:span text:style-name="T2">LE JOUEUR</text:span><text:span text:style-name="T4"> :</text:span></text:p>
      <text:p text:style-name="P5"><text:span text:style-name="T8">1) A propos :</text:span><text:tab/></text:p>
      <text:p text:style-name="P5">- Le jeu Ping Pong est inspire par le tennis a table.</text:p>
      <text:p text:style-name="P1"><text:span text:style-name="T4">- Notre groupe a choisi le theme Noël pour le jeu, </text:span><text:span text:style-name="T5">voici quelques captures de l'ecran :</text:span></text:p>
      <text:p text:style-name="P6"><text:span text:style-name="T6"/></text:p>
      <text:p text:style-name="P8"><text:span text:style-name="T6">2) Regles :</text:span></text:p>
      <text:p text:style-name="P6"><text:span text:style-name="T6">- Ce jeu se joue en 2 personnes, chacun choisit un des 2 gallets, soit celui a gauche, soit celui a droite.</text:span></text:p>
      <text:p text:style-name="P6"><text:span text:style-name="T6">- Pour deplacer les gallets a Gauche : le bouton « UP » &amp; « DOWN »</text:span></text:p>
      <text:p text:style-name="P6"><text:span text:style-name="T6"><text:tab/><text:tab/> <text:s text:c="6"/><text:tab/> <text:s text:c="9"/>Droite  <text:s/>: le bouton « q » et « a »</text:span></text:p>
      <text:p text:style-name="P6"><text:span text:style-name="T6">- </text:span><text:span text:style-name="T7">Apres toutes les</text:span><text:span text:style-name="T6"> 15 secondes, </text:span><text:span text:style-name="T7">la balle va augmenter sa vitesse automatiquement.</text:span></text:p>
      <text:p text:style-name="P7"><text:span text:style-name="T7">- Calculer les points : chaque fois que la balle touche le mur derriere un jouer, l'autre gagne 1 point. On se dispose de 3 fois a jouer. Apres 3 tours, ce qui a plus de points gagne.</text:span></text:p>
      <text:p text:style-name="P7"><text:span text:style-name="T7"/></text:p>
      <text:p text:style-name="P7"><text:span text:style-name="T7"/></text:p>
      <text:p text:style-name="P9"><text:span text:style-name="T9">II. </text:span><text:span text:style-name="T3">TELECHARGER</text:span><text:span text:style-name="T9"> </text:span><text:span text:style-name="T7">:</text:span></text:p>
      <text:p text:style-name="P10"><text:span text:style-name="T9">- Dans le projet HuongThang sur le site web GitHub, le projet web se trouve dans le folder ProjetWeb. Il faut telecharger tous les fichiers (images + css + html) pour que le site web puisse marcher. 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Huong</meta:initial-creator>
    <meta:creation-date>2014-01-09T23:34:14</meta:creation-date>
    <dc:date>2014-01-10T08:19:09</dc:date>
    <dc:creator>Minh Huong</dc:creator>
    <meta:editing-duration>PT27M34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13" meta:word-count="184" meta:character-count="901" meta:non-whitespace-character-count="705"/>
  </office:meta>
</office:document-meta>
</file>